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71.54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7.91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3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="0.06pt solid #000000" style:rotation-align="none" style:vertical-align="middl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431.7mm" fo:min-width="364.82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441.39mm" fo:min-width="328.57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6"/>
        <table:table-column table:style-name="co11" table:default-cell-style-name="ce29"/>
        <table:table-column table:style-name="co12" table:number-columns-repeated="1013" table:default-cell-style-name="ce2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69.81mm" svg:height="434.1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69.81mm" svg:height="434.1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69.81mm" svg:height="434.1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69.81mm" svg:height="434.1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69.81mm" svg:height="434.1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33.56mm" svg:height="443.8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33.56mm" svg:height="443.8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33.56mm" svg:height="443.8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33.56mm" svg:height="443.8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33.56mm" svg:height="443.8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office:value-type="string" calcext:value-type="string">
            <text:p>TIPO DI PROCESSING</text:p>
          </table:table-cell>
          <table:table-cell table:style-name="ce8" office:value-type="string" calcext:value-type="string">
            <text:p>ATTRIBUTI SCARTATI</text:p>
          </table:table-cell>
          <table:table-cell table:style-name="ce8" office:value-type="string" calcext:value-type="string">
            <text:p>STRTONUM</text:p>
          </table:table-cell>
          <table:table-cell table:style-name="ce8" office:value-type="string" calcext:value-type="string">
            <text:p>ALGORITMO</text:p>
          </table:table-cell>
          <table:table-cell table:style-name="ce8" office:value-type="string" calcext:value-type="string">
            <text:p>PARAMETRI</text:p>
          </table:table-cell>
          <table:table-cell table:style-name="ce18" office:value-type="string" calcext:value-type="string">
            <text:p>ACCURACY</text:p>
          </table:table-cell>
          <table:table-cell table:style-name="ce18" office:value-type="string" calcext:value-type="string">
            <text:p>PYTHON SCORE</text:p>
          </table:table-cell>
          <table:table-cell table:style-name="ce18" office:value-type="string" calcext:value-type="string">
            <text:p>KAGGLE SCORE</text:p>
          </table:table-cell>
          <table:table-cell table:style-name="ce23" office:value-type="string" calcext:value-type="string">
            <text:p>POSIZIONE</text:p>
          </table:table-cell>
          <table:table-cell table:style-name="ce23" office:value-type="string" calcext:value-type="string">
            <text:p>K-P SCORE</text:p>
          </table:table-cell>
          <table:table-cell table:style-name="ce30" table:number-columns-repeated="1013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9" office:value-type="string" calcext:value-type="string">
            <text:p>SDR</text:p>
          </table:table-cell>
          <table:table-cell table:style-name="ce9" office:value-type="string" calcext:value-type="string">
            <text:p>X,Y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9"/>
          <table:table-cell table:style-name="ce19" office:value-type="float" office:value="0.19799" calcext:value-type="float">
            <text:p>0,19799</text:p>
          </table:table-cell>
          <table:table-cell table:style-name="ce19" office:value-type="float" office:value="2.65435" calcext:value-type="float">
            <text:p>2,65435</text:p>
          </table:table-cell>
          <table:table-cell table:style-name="ce19" office:value-type="float" office:value="2.65656" calcext:value-type="float">
            <text:p>2,65656</text:p>
          </table:table-cell>
          <table:table-cell table:style-name="ce24" office:value-type="string" calcext:value-type="string">
            <text:p>873/1381</text:p>
          </table:table-cell>
          <table:table-cell table:formula="of:=[.I2]-[.H2]" office:value-type="float" office:value="0.00220999999999982" calcext:value-type="float">
            <text:p>0,00221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1" calcext:value-type="float">
            <text:p>0,20771</text:p>
          </table:table-cell>
          <table:table-cell table:style-name="ce19" office:value-type="float" office:value="2.64991" calcext:value-type="float">
            <text:p>2,64991</text:p>
          </table:table-cell>
          <table:table-cell table:style-name="ce19" office:value-type="float" office:value="2.65093" calcext:value-type="float">
            <text:p>2,65093</text:p>
          </table:table-cell>
          <table:table-cell table:style-name="ce24" office:value-type="string" calcext:value-type="string">
            <text:p>865/1381</text:p>
          </table:table-cell>
          <table:table-cell table:formula="of:=[.I3]-[.H3]" office:value-type="float" office:value="0.00101999999999958" calcext:value-type="float">
            <text:p>0,00102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5" calcext:value-type="float">
            <text:p>0,20775</text:p>
          </table:table-cell>
          <table:table-cell table:style-name="ce19" office:value-type="float" office:value="2.64766" calcext:value-type="float">
            <text:p>2,64766</text:p>
          </table:table-cell>
          <table:table-cell/>
          <table:table-cell table:style-name="ce11"/>
          <table:table-cell table:formula="of:=[.I4]-[.H4]" office:value-type="float" office:value="-2.64766" calcext:value-type="float">
            <text:p>-2,6476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86" calcext:value-type="float">
            <text:p>0,20786</text:p>
          </table:table-cell>
          <table:table-cell table:style-name="ce19" office:value-type="float" office:value="2.64963" calcext:value-type="float">
            <text:p>2,64963</text:p>
          </table:table-cell>
          <table:table-cell/>
          <table:table-cell table:style-name="ce11"/>
          <table:table-cell table:formula="of:=[.I5]-[.H5]" office:value-type="float" office:value="-2.64963" calcext:value-type="float">
            <text:p>-2,6496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64" calcext:value-type="float">
            <text:p>0,20764</text:p>
          </table:table-cell>
          <table:table-cell table:style-name="ce19" office:value-type="float" office:value="2.64746" calcext:value-type="float">
            <text:p>2,64746</text:p>
          </table:table-cell>
          <table:table-cell/>
          <table:table-cell table:style-name="ce11"/>
          <table:table-cell table:formula="of:=[.I6]-[.H6]" office:value-type="float" office:value="-2.64746" calcext:value-type="float">
            <text:p>-2,6474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61" calcext:value-type="float">
            <text:p>0,20861</text:p>
          </table:table-cell>
          <table:table-cell table:style-name="ce19" office:value-type="float" office:value="2.64754" calcext:value-type="float">
            <text:p>2,64754</text:p>
          </table:table-cell>
          <table:table-cell/>
          <table:table-cell table:style-name="ce11"/>
          <table:table-cell table:formula="of:=[.I7]-[.H7]" office:value-type="float" office:value="-2.64754" calcext:value-type="float">
            <text:p>-2,64754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43" calcext:value-type="float">
            <text:p>0,20843</text:p>
          </table:table-cell>
          <table:table-cell table:style-name="ce19" office:value-type="float" office:value="2.64589" calcext:value-type="float">
            <text:p>2,64589</text:p>
          </table:table-cell>
          <table:table-cell table:style-name="ce19" office:value-type="float" office:value="2.64736" calcext:value-type="float">
            <text:p>2,64736</text:p>
          </table:table-cell>
          <table:table-cell table:style-name="ce24" office:value-type="string" calcext:value-type="string">
            <text:p>859/1387</text:p>
          </table:table-cell>
          <table:table-cell table:formula="of:=[.I8]-[.H8]" office:value-type="float" office:value="0.00146999999999986" calcext:value-type="float">
            <text:p>0,00147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14"/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559" calcext:value-type="float">
            <text:p>0,20559</text:p>
          </table:table-cell>
          <table:table-cell table:style-name="ce19" office:value-type="float" office:value="2.66475" calcext:value-type="float">
            <text:p>2,66475</text:p>
          </table:table-cell>
          <table:table-cell/>
          <table:table-cell table:style-name="ce11"/>
          <table:table-cell table:formula="of:=[.I9]-[.H9]" office:value-type="float" office:value="-2.66475" calcext:value-type="float">
            <text:p>-2,66475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127" calcext:value-type="float">
            <text:p>0,21270</text:p>
          </table:table-cell>
          <table:table-cell table:style-name="ce19" office:value-type="float" office:value="2.63403" calcext:value-type="float">
            <text:p>2,63403</text:p>
          </table:table-cell>
          <table:table-cell table:style-name="ce19" office:value-type="float" office:value="2.64336" calcext:value-type="float">
            <text:p>2,64336</text:p>
          </table:table-cell>
          <table:table-cell table:style-name="ce24" office:value-type="string" calcext:value-type="string">
            <text:p>853/1387</text:p>
          </table:table-cell>
          <table:table-cell table:formula="of:=[.I10]-[.H10]" office:value-type="float" office:value="0.00932999999999984" calcext:value-type="float">
            <text:p>0,0093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2523" calcext:value-type="float">
            <text:p>0,22523</text:p>
          </table:table-cell>
          <table:table-cell table:style-name="ce19" office:value-type="float" office:value="2.59278" calcext:value-type="float">
            <text:p>2,59278</text:p>
          </table:table-cell>
          <table:table-cell table:style-name="ce19" office:value-type="float" office:value="2.7406" calcext:value-type="float">
            <text:p>2,74060</text:p>
          </table:table-cell>
          <table:table-cell table:style-name="ce24" office:value-type="string" calcext:value-type="string">
            <text:p>/</text:p>
          </table:table-cell>
          <table:table-cell table:formula="of:=[.I11]-[.H11]" office:value-type="float" office:value="0.14782" calcext:value-type="float">
            <text:p>0,14782</text:p>
          </table:table-cell>
          <table:table-cell table:style-name="ce30" table:number-columns-repeated="1013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9" office:value-type="float" office:value="0.23021" calcext:value-type="float">
            <text:p>0,23021</text:p>
          </table:table-cell>
          <table:table-cell table:style-name="ce19" office:value-type="float" office:value="2.56315" calcext:value-type="float">
            <text:p>2,56315</text:p>
          </table:table-cell>
          <table:table-cell table:style-name="ce19" office:value-type="float" office:value="2.56476" calcext:value-type="float">
            <text:p>2,56476</text:p>
          </table:table-cell>
          <table:table-cell table:style-name="ce24" office:value-type="string" calcext:value-type="string">
            <text:p>511/1390</text:p>
          </table:table-cell>
          <table:table-cell table:formula="of:=[.I12]-[.H12]" office:value-type="float" office:value="0.00160999999999989" calcext:value-type="float">
            <text:p>0,00161</text:p>
          </table:table-cell>
          <table:table-cell table:style-name="ce30" table:number-columns-repeated="1013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10" office:value-type="string" calcext:value-type="string">
            <text:p>SDR+GRID(10)</text:p>
          </table:table-cell>
          <table:table-cell table:style-name="ce10" office:value-type="string" calcext:value-type="string">
            <text:p>Address, PdDistrict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string" calcext:value-type="string">
            <text:p>VC(GNB,DT1,DT2)</text:p>
          </table:table-cell>
          <table:table-cell table:style-name="ce16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0" office:value-type="float" office:value="0.24658" calcext:value-type="float">
            <text:p>0,24658</text:p>
          </table:table-cell>
          <table:table-cell table:style-name="ce20" office:value-type="float" office:value="2.52131" calcext:value-type="float">
            <text:p>2,52131</text:p>
          </table:table-cell>
          <table:table-cell table:style-name="ce20" office:value-type="float" office:value="2.52941" calcext:value-type="float">
            <text:p>2,52941</text:p>
          </table:table-cell>
          <table:table-cell table:style-name="ce25" office:value-type="string" calcext:value-type="string">
            <text:p>396/1390</text:p>
          </table:table-cell>
          <table:table-cell table:formula="of:=[.I13]-[.H13]" office:value-type="float" office:value="0.00809999999999977" calcext:value-type="float">
            <text:p>0,0081</text:p>
          </table:table-cell>
          <table:table-cell table:style-name="ce30" table:number-columns-repeated="1013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5382" calcext:value-type="float">
            <text:p>0,25382</text:p>
          </table:table-cell>
          <table:table-cell table:style-name="ce19" office:value-type="float" office:value="2.49391" calcext:value-type="float">
            <text:p>2,49391</text:p>
          </table:table-cell>
          <table:table-cell table:style-name="ce19" office:value-type="float" office:value="2.90088" calcext:value-type="float">
            <text:p>2,90088</text:p>
          </table:table-cell>
          <table:table-cell table:style-name="ce24" office:value-type="string" calcext:value-type="string">
            <text:p>/</text:p>
          </table:table-cell>
          <table:table-cell table:formula="of:=[.I14]-[.H14]" office:value-type="float" office:value="0.40697" calcext:value-type="float">
            <text:p>0,40697</text:p>
          </table:table-cell>
          <table:table-cell table:style-name="ce30" table:number-columns-repeated="1013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9" office:value-type="float" office:value="0.23028" calcext:value-type="float">
            <text:p>0,23028</text:p>
          </table:table-cell>
          <table:table-cell table:style-name="ce19" office:value-type="float" office:value="2.55942" calcext:value-type="float">
            <text:p>2,55942</text:p>
          </table:table-cell>
          <table:table-cell table:style-name="ce19" office:value-type="float" office:value="2.56269" calcext:value-type="float">
            <text:p>2,56269</text:p>
          </table:table-cell>
          <table:table-cell table:style-name="ce24" office:value-type="string" calcext:value-type="string">
            <text:p>505/1390</text:p>
          </table:table-cell>
          <table:table-cell table:formula="of:=[.I15]-[.H15]" office:value-type="float" office:value="0.00326999999999966" calcext:value-type="float">
            <text:p>0,00327</text:p>
          </table:table-cell>
          <table:table-cell table:style-name="ce31"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formula="of:=[.I16]-[.H16]" office:value-type="float" office:value="0.0325599999999997" calcext:value-type="float">
            <text:p>0,03256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formula="of:=[.I17]-[.H17]" office:value-type="float" office:value="0.0210700000000004" calcext:value-type="float">
            <text:p>0,02107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formula="of:=[.I18]-[.H18]" office:value-type="float" office:value="0.0163099999999998" calcext:value-type="float">
            <text:p>0,01631</text:p>
          </table:table-cell>
          <table:table-cell table:number-columns-repeated="1013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2" office:value-type="string" calcext:value-type="string">
            <text:p>SDR+GRID(100)</text:p>
          </table:table-cell>
          <table:table-cell table:style-name="ce12" office:value-type="string" calcext:value-type="string">
            <text:p>Address, PdDistrict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VC(GNB,DT1,DT2)</text:p>
          </table:table-cell>
          <table:table-cell table:style-name="ce17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1" office:value-type="float" office:value="0.24892" calcext:value-type="float">
            <text:p>0,24892</text:p>
          </table:table-cell>
          <table:table-cell table:style-name="ce21" office:value-type="float" office:value="2.51709" calcext:value-type="float">
            <text:p>2,51709</text:p>
          </table:table-cell>
          <table:table-cell table:style-name="ce21" office:value-type="float" office:value="2.52774" calcext:value-type="float">
            <text:p>2,52774</text:p>
          </table:table-cell>
          <table:table-cell table:style-name="ce27" office:value-type="string" calcext:value-type="string">
            <text:p>403/1415</text:p>
          </table:table-cell>
          <table:table-cell table:formula="of:=[.I19]-[.H19]" office:value-type="float" office:value="0.01065" calcext:value-type="float">
            <text:p>0,01065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2"/>
          <table:table-cell table:formula="of:=[.I20]-[.H20]" office:value-type="float" office:value="-2.49943" calcext:value-type="float">
            <text:p>-2,49943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2"/>
          <table:table-cell table:formula="of:=[.I21]-[.H21]" office:value-type="float" office:value="-2.45804" calcext:value-type="float">
            <text:p>-2,45804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2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formula="of:=[.I22]-[.H22]" office:value-type="float" office:value="0.0297099999999997" calcext:value-type="float">
            <text:p>0,0297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2"/>
          <table:table-cell table:formula="of:=[.I23]-[.H23]" office:value-type="float" office:value="-2.45037" calcext:value-type="float">
            <text:p>-2,45037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2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formula="of:=[.I24]-[.H24]" office:value-type="float" office:value="0.0335099999999997" calcext:value-type="float">
            <text:p>0,0335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2"/>
          <table:table-cell table:formula="of:=[.I25]-[.H25]" office:value-type="float" office:value="-2.44478" calcext:value-type="float">
            <text:p>-2,4447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2"/>
          <table:table-cell table:formula="of:=[.I26]-[.H26]" office:value-type="float" office:value="-2.42004" calcext:value-type="float">
            <text:p>-2,42004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2"/>
          <table:table-cell table:formula="of:=[.I27]-[.H27]" office:value-type="float" office:value="-2.47788" calcext:value-type="float">
            <text:p>-2,4778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22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formula="of:=[.I28]-[.H28]" office:value-type="float" office:value="0.02386" calcext:value-type="float">
            <text:p>0,02386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22" office:value-type="float" office:value="2.56125" calcext:value-type="float">
            <text:p>2,56125</text:p>
          </table:table-cell>
          <table:table-cell office:value-type="string" calcext:value-type="string">
            <text:p>505/1421</text:p>
          </table:table-cell>
          <table:table-cell table:formula="of:=[.I29]-[.H29]" office:value-type="float" office:value="0.14793" calcext:value-type="float">
            <text:p>0,14793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2"/>
          <table:table-cell table:formula="of:=[.I30]-[.H30]" office:value-type="float" office:value="-2.43721" calcext:value-type="float">
            <text:p>-2,4372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2"/>
          <table:table-cell table:formula="of:=[.I31]-[.H31]" office:value-type="float" office:value="-2.44952" calcext:value-type="float">
            <text:p>-2,44952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2"/>
          <table:table-cell table:formula="of:=[.I32]-[.H32]" office:value-type="float" office:value="-2.45161" calcext:value-type="float">
            <text:p>-2,4516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22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formula="of:=[.I33]-[.H33]" office:value-type="float" office:value="0.0407500000000001" calcext:value-type="float">
            <text:p>0,04075</text:p>
          </table:table-cell>
          <table:table-cell table:number-columns-repeated="1013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31" calcext:value-type="float">
            <text:p>0,27431</text:p>
          </table:table-cell>
          <table:table-cell office:value-type="float" office:value="2.43112" calcext:value-type="float">
            <text:p>2,43112</text:p>
          </table:table-cell>
          <table:table-cell office:value-type="float" office:value="2.46198" calcext:value-type="float">
            <text:p>2,46198</text:p>
          </table:table-cell>
          <table:table-cell office:value-type="string" calcext:value-type="string">
            <text:p>297/1421</text:p>
          </table:table-cell>
          <table:table-cell table:formula="of:=[.I34]-[.H34]" office:value-type="float" office:value="0.0308600000000001" calcext:value-type="float">
            <text:p>0,0308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11" table:number-rows-spanned="1">
            <text:p>ALLINEAMENTO MIN E MAX DI TRAIN E TEST</text:p>
          </table:table-cell>
          <table:covered-table-cell table:number-columns-repeated="8" table:style-name="ce13"/>
          <table:covered-table-cell table:style-name="ce28"/>
          <table:covered-table-cell table:formula="of:=[.I35]-[.H3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399" calcext:value-type="float">
            <text:p>0,27399</text:p>
          </table:table-cell>
          <table:table-cell office:value-type="float" office:value="2.43076" calcext:value-type="float">
            <text:p>2,43076</text:p>
          </table:table-cell>
          <table:table-cell office:value-type="float" office:value="2.43865" calcext:value-type="float">
            <text:p>2,43865</text:p>
          </table:table-cell>
          <table:table-cell office:value-type="string" calcext:value-type="string">
            <text:p>287/1457</text:p>
          </table:table-cell>
          <table:table-cell table:formula="of:=[.I36]-[.H36]" office:value-type="float" office:value="0.00788999999999973" calcext:value-type="float">
            <text:p>0,00789</text:p>
          </table: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+DAY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56" calcext:value-type="float">
            <text:p>0,27456</text:p>
          </table:table-cell>
          <table:table-cell office:value-type="float" office:value="2.42888" calcext:value-type="float">
            <text:p>2,42888</text:p>
          </table:table-cell>
          <table:table-cell office:value-type="float" office:value="2.43672" calcext:value-type="float">
            <text:p>2,43672</text:p>
          </table:table-cell>
          <table:table-cell office:value-type="string" calcext:value-type="string">
            <text:p>281/1457</text:p>
          </table:table-cell>
          <table:table-cell table:formula="of:=[.I37]-[.H37]" office:value-type="float" office:value="0.00784000000000029" calcext:value-type="float">
            <text:p>0,00784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11" table:number-rows-spanned="1">
            <text:p>SENZA SOSTITUZIONE ATTRIBUTI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SDR+GRID(100)+DATE(YMHm)+DAY+CROS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30239" calcext:value-type="float">
            <text:p>0,30239</text:p>
          </table:table-cell>
          <table:table-cell office:value-type="float" office:value="2.33831" calcext:value-type="float">
            <text:p>2,33831</text:p>
          </table:table-cell>
          <table:table-cell office:value-type="float" office:value="2.35771" calcext:value-type="float">
            <text:p>2,35771</text:p>
          </table:table-cell>
          <table:table-cell office:value-type="string" calcext:value-type="string">
            <text:p>199/1506</text:p>
          </table:table-cell>
          <table:table-cell table:formula="of:=[.I39]-[.H39]" office:value-type="float" office:value="0.0194000000000001" calcext:value-type="float">
            <text:p>0,0194</text:p>
          </table:table-cell>
          <table:table-cell table:number-columns-repeated="1013"/>
        </table:table-row>
        <table:table-row table:style-name="ro7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SDR+GRID(100)+DATE(YMHm)+DA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9548" calcext:value-type="float">
            <text:p>0,29548</text:p>
          </table:table-cell>
          <table:table-cell office:value-type="float" office:value="2.37519" calcext:value-type="float">
            <text:p>2,37519</text:p>
          </table:table-cell>
          <table:table-cell table:number-columns-repeated="2"/>
          <table:table-cell table:formula="of:=[.I40]-[.H40]" office:value-type="float" office:value="-2.37519" calcext:value-type="float">
            <text:p>-2,37519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1]-[.H4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2]-[.H4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3]-[.H4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4]-[.H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5]-[.H4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6]-[.H4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7]-[.H4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8]-[.H4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9]-[.H4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0]-[.H5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1]-[.H5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2]-[.H5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3]-[.H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4]-[.H5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5]-[.H5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6]-[.H5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7]-[.H5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8]-[.H5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9]-[.H5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0]-[.H6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1]-[.H6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2]-[.H6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3]-[.H6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4]-[.H6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5]-[.H6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6]-[.H6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7]-[.H6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8]-[.H6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9]-[.H6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0]-[.H7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1]-[.H7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2]-[.H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3]-[.H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4]-[.H7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5]-[.H7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6]-[.H7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7]-[.H7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8]-[.H7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9]-[.H7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0]-[.H8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1]-[.H8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2]-[.H8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3]-[.H8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4]-[.H8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5]-[.H8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6]-[.H8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7]-[.H8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8]-[.H8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9]-[.H8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0]-[.H9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1]-[.H9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2]-[.H9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3]-[.H9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4]-[.H9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5]-[.H9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6]-[.H9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7]-[.H9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8]-[.H9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9]-[.H9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0]-[.H10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1]-[.H1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2]-[.H1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3]-[.H1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4]-[.H10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5]-[.H10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6]-[.H10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7]-[.H10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8]-[.H10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9]-[.H10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0]-[.H1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1]-[.H1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2]-[.H1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3]-[.H11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4]-[.H11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5]-[.H11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6]-[.H1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7]-[.H11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8]-[.H11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9]-[.H11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0]-[.H12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1]-[.H12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2]-[.H12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3]-[.H12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4]-[.H12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5]-[.H12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6]-[.H12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7]-[.H12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8]-[.H12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9]-[.H12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0]-[.H13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1]-[.H13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2]-[.H13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3]-[.H1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4]-[.H1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5]-[.H1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6]-[.H1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7]-[.H13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8]-[.H1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9]-[.H1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40]-[.H14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2:11:33.65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17T22:48:28.004000000</dc:date>
    <meta:editing-cycles>23</meta:editing-cycles>
    <meta:editing-duration>PT8H12M26S</meta:editing-duration>
    <meta:generator>LibreOffice/5.0.1.2$Windows_x86 LibreOffice_project/81898c9f5c0d43f3473ba111d7b351050be20261</meta:generator>
    <meta:document-statistic meta:table-count="1" meta:cell-count="47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